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loext:contextual-spacing="false" fo:margin-top="0cm" fo:margin-bottom="0cm"/>
    </style:style>
    <style:style style:name="P2" style:family="paragraph" style:parent-style-name="Standard">
      <style:paragraph-properties loext:contextual-spacing="false" fo:margin-top="0cm" fo:margin-bottom="0cm"/>
    </style:style>
    <style:style style:name="P3" style:family="paragraph" style:parent-style-name="Standard">
      <style:paragraph-properties loext:contextual-spacing="false" fo:margin-top="0cm" fo:margin-bottom="0cm" fo:text-align="justify" style:justify-single-word="false"/>
    </style:style>
    <style:style style:name="P4" style:family="paragraph" style:parent-style-name="Standard">
      <style:paragraph-properties loext:contextual-spacing="false" fo:margin-top="0cm" fo:margin-bottom="0.353cm" fo:line-height="100%" fo:text-align="justify" style:justify-single-word="false"/>
    </style:style>
    <style:style style:name="P5" style:family="paragraph" style:parent-style-name="Subtitle">
      <style:paragraph-properties loext:contextual-spacing="false" fo:margin-top="0cm" fo:margin-bottom="0.353cm" fo:line-height="100%" fo:text-align="justify" style:justify-single-word="false"/>
    </style:style>
    <style:style style:name="P6" style:family="paragraph" style:parent-style-name="Heading_20_3">
      <style:paragraph-properties loext:contextual-spacing="false" fo:margin-top="0.564cm" fo:margin-bottom="0.353cm" fo:line-height="100%" fo:text-align="justify" style:justify-single-word="false"/>
    </style:style>
    <style:style style:name="P7" style:family="paragraph" style:parent-style-name="Heading_20_4">
      <style:paragraph-properties loext:contextual-spacing="false" fo:margin-top="0.494cm" fo:margin-bottom="0.353cm" fo:line-height="100%" fo:text-align="justify" style:justify-single-word="false"/>
    </style:style>
    <style:style style:name="P8" style:family="paragraph" style:parent-style-name="Heading_20_3">
      <style:paragraph-properties fo:margin-top="0.564cm" fo:margin-bottom="0.353cm" fo:line-height="138%" fo:text-align="justify" style:justify-single-word="false" style:writing-mode="lr-tb"/>
      <style:text-properties fo:font-variant="normal" fo:text-transform="none" fo:color="#434343" style:text-line-through-style="none" style:font-name="Arial1" fo:font-size="14pt" fo:font-style="normal" style:text-underline-style="none" fo:font-weight="normal" style:text-blinking="false" fo:background-color="transparent"/>
    </style:style>
    <style:style style:name="P9" style:family="paragraph" style:parent-style-name="Text_20_body">
      <style:paragraph-properties fo:margin-top="0cm" fo:margin-bottom="0.353cm" fo:line-height="138%" fo:text-align="justify" style:justify-single-word="false" style:writing-mode="lr-tb"/>
      <style:text-properties fo:font-variant="normal" fo:text-transform="none" fo:color="#666666" style:text-line-through-style="none" style:font-name="Arial1" fo:font-size="15pt" fo:font-style="normal" style:text-underline-style="none" fo:font-weight="normal" style:text-blinking="false" fo:background-color="transparent"/>
    </style:style>
    <style:style style:name="P10" style:family="paragraph" style:parent-style-name="Text_20_body">
      <style:paragraph-properties fo:margin-top="0cm" fo:margin-bottom="0.353cm" fo:line-height="138%" fo:text-align="justify" style:justify-single-word="fals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1" style:family="paragraph" style:parent-style-name="Text_20_body">
      <style:paragraph-properties fo:margin-top="0cm" fo:margin-bottom="0.353cm" fo:line-height="138%" fo:text-align="justify" style:justify-single-word="false" style:writing-mode="lr-tb"/>
    </style:style>
    <style:style style:name="P12" style:family="paragraph" style:parent-style-name="Text_20_body" style:master-page-name="Standard">
      <style:paragraph-properties loext:contextual-spacing="false" fo:margin-top="0cm" fo:margin-bottom="0.353cm" fo:line-height="100%" fo:text-align="justify"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style:style>
    <style:style style:name="T3" style:family="text">
      <style:text-properties fo:font-variant="normal" fo:text-transform="none" fo:color="#1155cc" style:text-line-through-style="none" style:font-name="Arial1" fo:font-size="11pt" fo:font-style="normal" style:text-underline-style="solid" style:text-underline-width="auto" style:text-underline-color="font-color" fo:font-weight="normal" style:text-blinking="false" fo:background-color="transparent"/>
    </style:style>
    <style:style style:name="T4" style:family="text">
      <style:text-properties fo:font-variant="normal" fo:text-transform="none" fo:color="#1155cc" style:text-line-through-style="none" style:font-name="Arial1" fo:font-size="26pt" fo:font-style="normal" style:text-underline-style="solid" style:text-underline-width="auto" style:text-underline-color="font-color" fo:font-weight="normal"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docs-internal-guid-708a8b12-7fff-94b6-4c47-729a51875930"/><text:span text:style-name="T4">Nauki płynące z serialu: Sezon piąty</text:span></text:p>
      <text:p text:style-name="P9">Morały dobre i złe</text:p>
      <text:p text:style-name="P10">Wreszcie się zabrałam za piąty odcinek „Nauk płynących z serialu”. Nie było łatwo, bo ta seria wymaga ode mnie powrotu do starych sezonów. W dodatku wiele z nich ulotniło się z Internetów i ciężko się do nich dorwać w dobrej jakości i po angielsku. Prędzej można je znaleźć w polskiej wersji językowej, ale to jedna z tych rzeczy, których nie chcę sobie robić. Dlatego ten artykuł będzie gorszy od poprzednich, ponieważ przyszło mi się posiłkować streszczeniami odcinków, coby sobie pamięć odświeżyć.</text:p>
      <text:p text:style-name="P8">The Cutie Map</text:p>
      <text:p text:style-name="P10">Stalin Glimmer i przyjaciele – rozpoczynający sezon dwuodcinkowiec jest dobry i zawiera przy tym całkiem niezły morał. A mianowicie taki, by nie ufać przywódcom i politykom, bo oni zawsze mają jakieś ukryte zamiary. Na przykładzie Starlight doskonale widać, jak liderzy kłamią i karmią poddanych hasłami, do których sami się nie stosują. Dla dobra sprawy, oczywiście.</text:p>
      <text:p text:style-name="P10">Poza tym podoba mi się przedstawienie tego, że równość wcale nie jest dobra, a wręcz jest niemożliwa. Nie da się dobrze równać do góry, można tylko w dół. Rodzimy się z różnymi predyspozycjami i z różnymi statystykami od Matki Natury. Co prawda możemy nieco podlevelować, ale pewne rzeczy są nie do przeskoczenia. Wioska Starlight wciąż nie była prawdziwie równa – pegazy wciąż mogły latać, a jednorożce korzystać z podstawowej magii. Czemu? Wątpię, by sama Glim Glam pozwoliła na to, by jej odebrano czarodziejskie zdolności.</text:p>
      <text:p text:style-name="P8">Castle Sweet Castle</text:p>
      <text:p text:style-name="P10">Kiepski odcinek z niezłym morałem. Generalnie Twilight nie może się pozbierać po tym odcinku crossoverowym z Dragon Ballem, bo ma nową chatę, a tęskni za starą. Dlatego kopie masowe groby w sadzie AJ, myje zwierzaki Shy i robi inne dziwne rzeczy, byle nie wracać do zamku. Dlatego jej psiapsiółki wpadają na genialny pomysł, by wykopać młodą księżniczkę z rezydencji na jeden dzień, podczas gdy one w tym czasie uczynią jej lokum przytulniejszym.</text:p>
      <text:p text:style-name="P10">No, ale Mane Six nigdy nie grzeszyły inteligencją, więc AJ uważa, że Twilight marzy o mieszkaniu w stodole, FS robi jej z domu ZOO, a RD muzeum Rainbow Dash. Pinkie Pie sądzi, że wszystkim marzy się wieczna wixa, więc rozrzucenie wszędzie imprezowego szajsu to dobry pomysł. Za to propozycje Rarity oceniam jako całkiem niezłe.</text:p>
      <text:p text:style-name="P10"><text:soft-page-break/>W końcu dziołchy dochodzą do wniosku, że po prostu wykopią korzenie drzewa-biblioteki i zawieszą na nim foty zamknięte w kryształkach. I wiecie co? To zadziałało! Twilight nagle poczuła się jak w domu! To ma tyle sensu, kiedy nagle przenosi się do wielkiego, pustego zamku i mieszka się tam tylko z jakimś dzieciakiem innego gatunku oraz zwierzakiem.</text:p>
      <text:p text:style-name="P10">Morał jest taki, że nie należy ciągle płakać nad utraconą przeszłością, bo ona nie wróci. Ale przed nami jest przyszłość, a w niej czekają na nas nowe i ciekawe doświadczenia. To prawda, bo umartwianie się to tylko strata czasu. Tylko to w ogóle nie wynika z fabuły odcinka. Do tego lepsza byłaby jakaś historia o tym, że Twilight zawsze jeździła na wakacje w jedno miejsce, a teraz tego miejsca już nie ma, bo np. powstała tam fabryka. Albo że nie wiem, jakiś pegaz trwale traci zdolność do lotu. Bo chyba każdy z nas czułby się nieswojo w wielkiej, pustej rezydencji.</text:p>
      <text:p text:style-name="P8">Bloom &amp; Gloom</text:p>
      <text:p text:style-name="P10">Kolejny miałki odcinek o tyłkach CMC. Nie ma w nim żadnego morału, bo znaczkowy problem jest zbyt abstrakcyjny, by mógł stanowić naukę dla dziecka. Ot, oglądamy koszmary Apple Bloom o tym, że mogłaby dostać jakiś kijowy talent. W sumie dla kucyków to faktycznie musi być problem i to bzdura, że to niczego nie zmienia. Zmienia, zmienia, bo potem robisz to coś przez całe życie, ewentualnie kończysz, kopiąc rowy.</text:p>
      <text:p text:style-name="P8">Tanks for the Memories</text:p>
      <text:p text:style-name="P10">Metafora śmierci dla najmłodszych i nawiązania do takich rzeczy jak „Gra o Tron” czy „Rainbow Factory”. Osobiście lubię ten odcinek, jest tak niesamowicie wręcz głupi, że aż zabawny. Poza tym morał, że czasem musimy pozwolić najbliższym odejść, jest naprawdę dobry i w dodatku podany w strawnej dla dziecka formie. Chociaż gdyby Tank nie wybudził się po tej całej hibernacji, to by było coś.</text:p>
      <text:p text:style-name="P8">Appleoosa’s Most Wanted</text:p>
      <text:p text:style-name="P10">Odcinek o tym, że nawet bycie ostatnim przegrywem ma jakieś zalety – w końcu jest się wtedy tak żałosnym, że inni mogą toczyć z ciebie bekę. Tak naprawdę, to nie wiem, co takiego twórcy próbowali tutaj przekazać. Że wady można przekuć w zalety? Że każdy ma jakiś talent i swoje przeznaczenie, a one są dobre, nawet jeśli pozornie nie? Nie należy sądzić po pozorach? Te morały byłyby nawet całkiem dobre, ale nie kupuję ich w takiej formie. Bo w końcu Troubleshoes zejdzie ze sceny, wróci do domu i życia towarzyskiego (a raczej jego braku) i dalej będzie tym samym smutnym, samotnym ogierem.</text:p>
      <text:p text:style-name="P8"><text:soft-page-break/>Make New Friends but Keep Discord</text:p>
      <text:p text:style-name="P10">Discord jest zazdrosny, bo Fluttershy zaprosiła na Galę jakąś randomkę zamiast niego. To ma nas niby nauczyć, że nie powinniśmy się wściekać i bać, kiedy nasi przyjaciele zawierają nowe znajomości, ale robi to źle. Lubię ten odcinek, naprawdę, ale czy na miejscu draconequusa nie czulibyście zawodu? Bo tu nie chodzi o to, że Shy wybrała kogoś innego, ale o to, że to ktoś zupełnie nowy.</text:p>
      <text:p text:style-name="P10">Cała sytuacja pewnie wyglądałaby zupełnie inaczej, gdyby wcześniej Fluttershy przedstawiła Discordowi nową przyjaciółkę i wyjaśniła, że zaprasza akurat ją, ponieważ draconequus i tak ma bilety od Celestii. Mogła nawet zaproponować mu, że spędzą na Gali razem sporo czasu. Takie zachowanie byłoby w porządku. Ale nie, lepiej przyprowadzić jakąś zjaraną hipiskę w koszuli nocnej i dziwić się, że ktoś tu jest zazdrosny.</text:p>
      <text:p text:style-name="P10">Uważam, że należy pozwolić naszym przyjaciołom zdobywać nowych przyjaciół. Jednak nigdy nie powinno się to odbywać kosztem starych. Zwłaszcza że wiele relacji nie przetrwało próby czasu właśnie dlatego, że ktoś się od kogoś oddala, gdyż idzie do nowych znajomych, którzy jeszcze nie zdążyli się znudzić rutyną życia.</text:p>
      <text:p text:style-name="P8">The Lost Treasure of Griffonstone</text:p>
      <text:p text:style-name="P10">Wielki powrót Gildy. Pinkie i Rainbow Dash jadą z misją do Griffonstone, które okazuje się zapadłą dziurą zamieszkaną przez gryfy z depresją, dlatego klacze postanawiają pomóc mieszkańcom. Tak naprawdę to nie. Nie pomagają im, bo pragną poprawić ich los, tylko chcą zaliczyć questa. Kiedy poznają historię tego miejsca, to RD dochodzi do wniosku, że muszą odszukać zaginionego złotego Idola. Pinkie się z nią nie zgadza.</text:p>
      <text:p text:style-name="P10">Wyprawa Dash poszła całkiem nieźle, bo znalazła ten szajs, tylko że przy tym utknęła w niebezpiecznym wąwozie. W międzyczasie Pinkie Pie odkrywa, na czym polega prawdziwy problem Griffonstone, po czym przekonuje Gildę, by ta pomogła RD. Generalnie odcinek został uratowany przez proszek do pieczenia.</text:p>
      <text:p text:style-name="P10">A o co w tym tak naprawdę chodziło? Gryfy miały problem w tym, że dbały tylko o siebie. A wiadomo, że w kupie siła. Mimo wszystko Griffonstone nie odzyskało dawnej chwały. Klacze zmieniły Gildę, która tak naprawdę nigdy nie miała RD w dupie. Zawsze jej zależało, tylko nie potrafiła tego okazać. Cały ten odcinek można potraktować jak metaforę naszego świata – nie sprawisz, że nagle wszyscy przestaną mieć innych gdzieś. Nie zmienisz za wiele. Możesz przekonać jedną osobę, dwie, ale nic więcej. Dbanie o innych jest dobre, ale nie licz na to, że coś znaczysz dla randomów z tła.</text:p>
      <text:p text:style-name="P8"><text:soft-page-break/>Slice of Life</text:p>
      <text:p text:style-name="P10">Nie cierpię tego odcinka. Nie ma w nim morału i jest to zwykły fanserwis. Ot, zlepek paru scen, które są ledwo związane fabułą. Ale Octavia i Vinyl mieszkają razem! W Ponyville, bo tak, Derpy i Doctor razem, a Bon Bon i Lyra to lesby… Brakowało chyba tylko Cloud Kicker i jej haremu.</text:p>
      <text:p text:style-name="P8">Princess Spike</text:p>
      <text:p text:style-name="P10">Lubię Spike’a, ale nie lubię tego, jak twórcy serialu piszą mu fabułę. Ten odcinek doskonale pokazuje, o co mi chodzi. Twilight jest wyczerpana i Cadance prosi fioletowego gekona, by ten zapewnił jej spokój i ciszę. Ten wywiązuje się z zadania, ale musi również uporać się z hordą upośledzonych kucyków i ich problemami z przyjaźnią. Delegaci upierają się, że muszą zobaczyć się z młodą księżniczką, bo tylko ona może im pomóc.</text:p>
      <text:p text:style-name="P10">I wiecie co? Rady Spike’a były ok! Od Twilight pewnie usłyszeliby jakieś absurdalne, autystyczne bzdury. To były problemy typu: pokłóciłem się z kumplem, nie odzywamy się do siebie i jest kijowo! Co robić? No nie wiem, pogadajcie o tym ze sobą na spokojnie? Wyjaśnijcie to sobie nawzajem? Trzeba być naprawdę upośledzonym, jeśli trzeba do takich rzeczy mieszać księżniczkę.</text:p>
      <text:p text:style-name="P10">Potem młody smok zaczął podejmować kolejne decyzje w imieniu Twilight. Większość z nich nie była zła. No, ale coś musiało się spierniczyć, poszła rura i Spike zebrał ochrzan od Cadance. Sama kazała mu zapewnić Sparkle warunki odpowiednie do snu. Co innego miał zrobić? Brawo, Kredens, jakbyś nie mogła wykorzystać do tego celu jakichś przeszkolonych gwardzistów.</text:p>
      <text:p text:style-name="P10">Morałem jest to, że należy naprawiać swoje błędy… Zaraz, zaraz, co? Jak to ma się do fabuły? I do tego, co tam się odwaliło? Typowy odcinek ze Spike’iem – cierpiący na zły, bezsensowny i nielogiczny scenariusz, który prowadzi do tego, że młody coś zepsuł, nawet jeśli tak naprawdę niczego takiego nie zrobił. Ten smok chyba dostaje kary tylko za to, że żyje.</text:p>
      <text:p text:style-name="P8">Party Pooped</text:p>
      <text:p text:style-name="P10">Odcinek, w którym wprowadzono jaki. Twilight postanawia zawrzeć z nimi sojusz, więc przerabia Ponyville na jakowisko. Same śmierdziele to banda nieokrzesanych barbarzyńców, która wszystko rozwala. Niestety, ale koniec końców się udało, bo Pinkie w końcu stwierdziła, że robienie podróby Yakyakistanu to zły pomysł. Ale czego to ma niby nauczyć dziecko? Że ma pozwolić sobą pomiatać, bo goście są z innej kultury i przybyli z daleka?</text:p>
      <text:p text:style-name="P8"><text:soft-page-break/>Amending Fences</text:p>
      <text:p text:style-name="P10">Twilight odkrywa, że kiedyś miała jakieś tam koleżanki w tym całym Canterlot. Dochodzi do wniosku, że jest kijową Księżniczką Przyjaźni, ponieważ nie utrzymuje z nimi kontaktu. Generalnie nadaje się na princessę jak ja na Miss Polski, ale trochę nie rozumiem tego, że aż tak to przeżywa. Nigdy nie była blisko z tymi klaczami. Nawet zapomniała ich imion. A i one się jej nie spodziewały i nie tęskniły.</text:p>
      <text:p text:style-name="P10">To całkiem fajny odcinek i w ogóle. Tylko średnio podoba mi się jego morał, który ciężko mi wyrazić. Przez większość czasu Twilight męczyła Moondancer, bo uznała, że ta MUSI mieć przyjaciół i to przez samą fioletową jednorożkę ich nie ma. Czy Moondancer nie mogła być postacią, która nie ma przyjaciół, bo naprawdę ich nie chce i nie potrzebuje? Zwłaszcza że potrzebna do tego była imprezka, czyli coś, czego osoby o usposobieniu podobnym do tej bohaterki raczej nie lubią. Raczej ją widzę, jak się spełnia np. w kole naukowym.</text:p>
      <text:p text:style-name="P8">Do Princesses Dream of Magic Sheep?</text:p>
      <text:p text:style-name="P10">Kolejny odcinek o wybaczaniu. Ale tym razem o wybaczaniu sobie. Emo Luna powraca i tnie się koszmarami. Przy okazji prawie sprowadza koniec świata, ale kto by się tym przejmował… Chodzi o to, by przestać się użalać nad sobą, bo to destrukcyjne, do niczego nie prowadzi, a wręcz szkodzi tobie i twojemu otoczeniu. Tylko no, to nie jest takie proste. To coś, co wymaga przepracowania, a nie usłyszenia paru słów od znajomej.</text:p>
      <text:p text:style-name="P8">Canterlot Boutique</text:p>
      <text:p text:style-name="P10">Lubię Canterlot, Rarity i Sassy Saddles, ale czy tylko ja dostrzegam tu wielką dziurę fabularną? Czemu CV, w którym jest napisane, że pracowało się w wielu ekskluzywnych butikach, które upadły, jest dobre? Przecież to jasno świadczy o tym, że ktoś coś zepsuł i nie umie uczyć się na błędach!</text:p>
      <text:p text:style-name="P10">No, ale Rarity otwiera sklep w stolicy i dodatkowo reklamuje go nową linią sukni inspirowanych tym miastem. Powiem, że są to wyjątkowo udane kreacje. Jedną z nich reklamuje sama Twilight, więc wszyscy chcą kupować tylko ten model, co dodatkowo nakręca Sassy Saddles. Serial sugeruje, że to przez marketing, ale prawda jest nieco inna – to zdecydowanie klejnot całej kolekcji, najlepiej zaprojektowany i najładniejszy.</text:p>
      <text:p text:style-name="P10">Pianka nie jest zadowolona z wysokiej sprzedaży, bo chciałaby szyć również inne kiecki. Dlatego zaczyna wprowadzać własne modyfikacje bez konsultacji z klientkami, z czego one nie są zadowolone, czemu w ogóle się nie dziwię. Zwłaszcza że oryginalny projekt był lepszy. W końcu Rarcia się wkurza, chowa kiece księżniczki, wystawia inne i ogłasza wyprzedaż z powodu likwidacji sklepu. Z braku laku klacze kupują inne suknie, Rar jest szczęśliwa, Sassy rozumie, że ma słuchać zasad szefowej, i wszyscy są szczęśliwi.</text:p>
      <text:p text:style-name="P10"><text:soft-page-break/>Morał jest taki, by być wiernym sobie i swoim zasadom. No, jest to jakieś wyjście. Chociaż w prawdziwym życiu klienci mogliby się na taką Rarity wypiąć i zamiast szczęśliwego zakończenia otrzymalibyśmy upadłość firmy. Świat szybko weryfikuje nasze ideały. W zasadzie cały ten odcinek to odgrzewany kotlet i remake odcinka z pierwszego sezonu. No, ale smaczny kotlet.</text:p>
      <text:p text:style-name="P8">Rarity Investigates!</text:p>
      <text:p text:style-name="P10">RD zostaje oskarżona o nieuczciwe zachowanie w szeregach Wonderboltsów i tylko detektyw Rutko… Rarity może jej pomóc! Fajny odcinek i jego morał nie został podany wprost. Należy ufać przyjaciołom, a całej reszcie już nie. I że ludz… kuce są zawistne i podłożą innym świnię dla osiągnięcia własnej korzyści. Tak właściwie to całkiem życiowa lekcja.</text:p>
      <text:p text:style-name="P8">Made in Manehattan</text:p>
      <text:p text:style-name="P10">Zupełnie zapomniałam o istnieniu tego odcinka i się sobie nie dziwię – jest beznadziejny. Nudny i o niczym. To znaczy o tym, że kuce w dużych miastach oddalają się od siebie i mała rzecz może zrobić wielką różnicę. Super, na pewno zrobi. Przez miesiąc. Ludzie oddalają się od siebie, bo są zajęci pracą i rodziną. Zwłaszcza w dużych miastach, gdzie jest większe poczucie anonimowości. Dzieciaki się ucieszą, kiedy same skończą w korpo i będą wychodzić z domu o świcie, wracać późnym wieczorem i nie mieć czasu na nic.</text:p>
      <text:p text:style-name="P8">Brotherhooves Social</text:p>
      <text:p text:style-name="P10">To w sumie przykre, że Apple Bloom zdecydowanie woli swoją siostrę od brata. Ten może się starać i na końcu młoda wreszcie go zauważa, ale dalej nic z tego nie wynika. Ot, AJ wróciła, można dalej olewać Big Maca. W sumie przykre i nie wiem, jaki jest z tego morał… Może że mógłbyś stanąć na rzęsach, ale na dłuższą metę i tak nikt tego nie zauważy. No i nie każdy dostanie tyle miłości, na ile zasługuje. Takie życie.</text:p>
      <text:p text:style-name="P8">Crusaders of the Lost Mark</text:p>
      <text:p text:style-name="P10">Odcinek, w którym nawrócono Diamond Tiarę na jasną stronę mocy. Jeśli można się z niego czegoś nauczyć, to chyba tego, że często ktoś jest dupkiem z jakiegoś powodu – np. tego, jak go traktują rodzice. No i że ludzie się zmieniają. Podobało mi się, bo w końcu zakończono te nudne poszukiwania znaczków. No i piosenki były spoko.</text:p>
      <text:p text:style-name="P8">The One Where Pinkie Pie Knows</text:p>
      <text:p text:style-name="P10">Nie ma morału, lecimy dalej. Pinkie Pie nie może wygadać psiapsiółom, że Cadance jest w <text:soft-page-break/>ciąży.</text:p>
      <text:p text:style-name="P8">Hearthbreakers</text:p>
      <text:p text:style-name="P10">Rodziny Apple i Pie spędzają wspólne święta. Ale zwyczaje rodziny Pinkie są dziwne, a ich Wigilia smutna jak życie studenta medycyny. AJ się to nie podoba i wprowadza zmiany, kłócą się, ale wszystko kończy się dobrze… Morał jest taki, że należy uszanować tradycje innych i spróbować je zrozumieć, a dopiero potem opowiedzieć o własnych i stworzyć nowe. Taaaa… Jedzenie zupy z kamieni jest debilne i nic nie przekona mnie do zmiany zdania. Co to ma niby być? Ostland?</text:p>
      <text:p text:style-name="P8">Scare Master</text:p>
      <text:p text:style-name="P10">Ten odcinek jest dziwny. Fluttershy nie lubi Nocy Koszmarów, więc postanawia udowodnić innym, że potrafi straszyć. Po czym dochodzi do wniosku, że tego nie lubi. I po co to wszystko? Czemu musiała komuś cokolwiek udowadniać, zamiast spędzić ten czas w domowym zaciszu i czytać książki? I powiedzieć Angelowi, by zadowolił się innym jedzeniem.</text:p>
      <text:p text:style-name="P8">What About Discord?</text:p>
      <text:p text:style-name="P10">Twilight odwala, bo jej psiapsóły dobrze się bawią z Discordem. Morał z tego taki, że nie mamy monopolu na rozśmieszanie naszych przyjaciół i nie jesteśmy pępkami świata. No i że żart opowiedziany sto razy przestaje bawić. No i że hermetyczne żarciki wykluczają inne osoby z zabawy. Co moim zdaniem nie jest złe. One są po prostu najlepsze.</text:p>
      <text:p text:style-name="P8">The Hooffields and McColts</text:p>
      <text:p text:style-name="P10">Zgoda buduje, niezgoda rujnuje – tak można streścić fabułę tego odcinka. To prawda, ale tylko częściowo. Niezgoda też buduje, ale kiedy jest daleko od nas – można się dorobić chociażby na handlu bronią i najemnikami. A także na ewakuacji uchodźców. Poza tym przejęcie ziem sąsiadów to też niezły pomysł. Może Kopytopolni i Ogierkowi powinni użyć jakichś lepszych pocisków?</text:p>
      <text:p text:style-name="P8">The Mane Attraction</text:p>
      <text:p text:style-name="P10">Do Ponyville przyjeżdża niejaka Rara, która w dzieciństwie kolegowała się z Applejack. Jednak udaje, że nie poznaje dawnej znajomej, i zachowuje się jak Lady Gaga. Chociaż nie, bo ta piosenkarka jest akurat chyba całkiem sympatyczną osobą. Potem się okazuje, że to jej agent jej kazał, a ona jest w środku dalej miła i kochana, bądź sobą, takie bzdety… Ponieważ lubię być mną (i jednocześnie tego nienawidzę), to akceptuję morał.</text:p>
      <text:p text:style-name="P8"><text:soft-page-break/>The Cutie Re-Mark</text:p>
      <text:p text:style-name="P10">W końcu doszliśmy do finału, a ten jest bardzo dobry. Co prawda nie ma w nim morału, ale za to są wybuchy! A to zdecydowanie lepiej. Chociaż w sumie jest coś, czego dzieciaczki mogą się nauczyć z tego odcinka – do walki należy używać również inteligencji, a nie opierać się jedynie na tępej sile. No i że przejęcie farmy przyjaciółki przez rodzeństwo kapitalistów jest gorsze niż wojna. Solaris approves.</text:p>
      <text:p text:style-name="P10">Obrazki:</text:p>
      <text:p text:style-name="P11"><text:a xlink:type="simple" xlink:href="https://www.deviantart.com/taiga-blackfield/art/Luna-Who-cares-648183393" text:style-name="Internet_20_link" text:visited-style-name="Visited_20_Internet_20_Link"><text:span text:style-name="T3">https://www.deviantart.com/taiga-blackfield/art/Luna-Who-cares-648183393</text:span></text:a></text:p>
      <text:p text:style-name="P11"><text:a xlink:type="simple" xlink:href="https://www.deviantart.com/magnaluna/art/Happy-late-Halloween-770791470" text:style-name="Internet_20_link" text:visited-style-name="Visited_20_Internet_20_Link"><text:span text:style-name="T3">https://www.deviantart.com/magnaluna/art/Happy-late-Halloween-770791470</text:span></text:a></text:p>
      <text:p text:style-name="P11"><text:a xlink:type="simple" xlink:href="https://www.deviantart.com/queen-kittykat/art/Moondancer-759430574" text:style-name="Internet_20_link" text:visited-style-name="Visited_20_Internet_20_Link"><text:span text:style-name="T3">https://www.deviantart.com/queen-kittykat/art/Moondancer-759430574</text:span></text:a></text:p>
      <text:p text:style-name="P11"><text:a xlink:type="simple" xlink:href="https://www.deviantart.com/kyuremgirl/art/Dashie-767530823" text:style-name="Internet_20_link" text:visited-style-name="Visited_20_Internet_20_Link"><text:span text:style-name="T3">https://www.deviantart.com/kyuremgirl/art/Dashie-767530823</text:span></text:a></text:p>
      <text:p text:style-name="P11"><text:a xlink:type="simple" xlink:href="https://www.deviantart.com/dvixie/art/Scootaloo-Blues-764539606" text:style-name="Internet_20_link" text:visited-style-name="Visited_20_Internet_20_Link"><text:span text:style-name="T3">https://www.deviantart.com/dvixie/art/Scootaloo-Blues-764539606</text:span></text:a></text:p>
      <text:p text:style-name="P11"><text:a xlink:type="simple" xlink:href="https://www.deviantart.com/aquagalaxy/art/Tantabus-751311625" text:style-name="Internet_20_link" text:visited-style-name="Visited_20_Internet_20_Link"><text:span text:style-name="T3">https://www.deviantart.com/aquagalaxy/art/Tantabus-751311625</text:span></text:a></text:p>
      <text:p text:style-name="P11"><text:a xlink:type="simple" xlink:href="https://www.deviantart.com/celebi-yoshi/art/Commission-Spitfire-Rainbow-Dash-751156679" text:style-name="Internet_20_link" text:visited-style-name="Visited_20_Internet_20_Link"><text:span text:style-name="T3">https://www.deviantart.com/celebi-yoshi/art/Commission-Spitfire-Rainbow-Dash-751156679</text:span></text:a></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zh" style:country-asian="CN" style:font-size-complex="11pt" style:language-complex="hi" style:country-complex="IN"/>
    </style:default-style>
    <style:default-style style:family="paragraph">
      <style:paragraph-properties loext:contextual-spacing="true" fo:margin-top="0cm" fo:margin-bottom="0cm" fo:line-height="115%" fo:hyphenation-ladder-count="no-limit" style:text-autospace="ideograph-alpha" style:punctuation-wrap="hanging" style:line-break="strict" style:tab-stop-distance="1.27cm" style:writing-mode="page"/>
      <style:text-properties style:use-window-font-color="true" style:font-name="Arial" fo:font-size="11pt" fo:language="pl" fo:country="PL"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tru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tru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tru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tru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tru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tru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tru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true" fo:margin-top="0cm" fo:margin-bottom="0.564cm" fo:line-height="100%" fo:keep-together="always" fo:keep-with-next="always"/>
      <style:text-properties fo:color="#666666" style:font-name="Arial" fo:font-size="15pt" fo:font-style="normal" style:font-name-asian="Arial2" style:font-size-asian="15pt" style:font-style-asian="normal" style:font-name-complex="Arial2" style:font-size-complex="15pt"/>
    </style:style>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top="0cm" fo:margin-bottom="0cm"/>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document-statistic meta:table-count="0" meta:image-count="0" meta:object-count="0" meta:page-count="8" meta:paragraph-count="75" meta:word-count="2723" meta:character-count="17151"/>
    <dc:date>2018-12-17T23:31:35.56</dc:date>
    <dc:creator>Michał </dc:creator>
    <meta:editing-duration>PT9S</meta:editing-duration>
    <meta:editing-cycles>1</meta:editing-cycles>
  </office:meta>
</office:document-meta>
</file>